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" fo:font-size="11pt" fo:font-weight="normal" officeooo:paragraph-rsid="00003ebe" style:font-name-asian="思源黑体 CN Regular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" fo:font-size="11pt" fo:font-weight="normal" officeooo:paragraph-rsid="00014374" style:font-name-asian="思源黑体 CN Regular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" fo:font-size="11pt" fo:font-weight="normal" officeooo:paragraph-rsid="0001642e" style:font-name-asian="思源黑体 CN Regular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思源黑体 CN Regular" fo:font-size="11pt" fo:font-weight="normal" officeooo:paragraph-rsid="00047b02" style:font-name-asian="思源黑体 CN Regular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思源黑体 CN Regular" fo:font-size="11pt" fo:font-weight="normal" officeooo:paragraph-rsid="00062206" style:font-name-asian="思源黑体 CN Regular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思源黑体 CN Regular" fo:font-size="11pt" fo:font-weight="normal" officeooo:paragraph-rsid="0006c480" style:font-name-asian="思源黑体 CN Regular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思源黑体 CN Regular" fo:font-size="11pt" fo:font-weight="normal" officeooo:paragraph-rsid="0010b709" style:font-name-asian="思源黑体 CN Regular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思源黑体 CN Regular" fo:font-size="11pt" fo:font-weight="normal" officeooo:paragraph-rsid="00141c4b" style:font-name-asian="思源黑体 CN Regular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思源黑体 CN Regular" fo:font-size="11pt" fo:font-weight="normal" officeooo:rsid="00206b32" officeooo:paragraph-rsid="001b7d74" style:font-name-asian="思源黑体 CN Regular" style:font-size-asian="11pt" style:font-weight-asian="normal" style:font-size-complex="11pt" style:font-weight-complex="normal"/>
    </style:style>
    <style:style style:name="P10" style:family="paragraph" style:parent-style-name="Standard" style:list-style-name="L1">
      <style:text-properties style:font-name="思源黑体 CN Regular" fo:font-size="11pt" fo:font-weight="normal" officeooo:paragraph-rsid="00003ebe" style:font-name-asian="思源黑体 CN Regular" style:font-size-asian="11pt" style:font-weight-asian="normal" style:font-size-complex="11pt" style:font-weight-complex="normal"/>
    </style:style>
    <style:style style:name="P11" style:family="paragraph" style:parent-style-name="Standard" style:list-style-name="L2">
      <style:text-properties style:font-name="思源黑体 CN Regular" fo:font-size="11pt" fo:font-weight="normal" officeooo:paragraph-rsid="00014374" style:font-name-asian="思源黑体 CN Regular" style:font-size-asian="11pt" style:font-weight-asian="normal" style:font-size-complex="11pt" style:font-weight-complex="normal"/>
    </style:style>
    <style:style style:name="P12" style:family="paragraph" style:parent-style-name="Standard" style:list-style-name="L2">
      <style:text-properties style:font-name="思源黑体 CN Regular" fo:font-size="11pt" fo:font-weight="normal" officeooo:paragraph-rsid="00141c4b" style:font-name-asian="思源黑体 CN Regular" style:font-size-asian="11pt" style:font-weight-asian="normal" style:font-size-complex="11pt" style:font-weight-complex="normal"/>
    </style:style>
    <style:style style:name="P13" style:family="paragraph" style:parent-style-name="Standard" style:list-style-name="L2">
      <style:text-properties style:font-name="思源黑体 CN Regular" fo:font-size="11pt" fo:font-weight="normal" officeooo:paragraph-rsid="0010b709" style:font-name-asian="思源黑体 CN Regular" style:font-size-asian="11pt" style:font-weight-asian="normal" style:font-size-complex="11pt" style:font-weight-complex="normal"/>
    </style:style>
    <style:style style:name="P14" style:family="paragraph" style:parent-style-name="Standard" style:list-style-name="L3">
      <style:text-properties style:font-name="思源黑体 CN Regular" fo:font-size="11pt" fo:font-weight="normal" officeooo:paragraph-rsid="0001642e" style:font-name-asian="思源黑体 CN Regular" style:font-size-asian="11pt" style:font-weight-asian="normal" style:font-size-complex="11pt" style:font-weight-complex="normal"/>
    </style:style>
    <style:style style:name="P15" style:family="paragraph" style:parent-style-name="Standard" style:list-style-name="L3">
      <style:text-properties style:font-name="思源黑体 CN Regular" fo:font-size="11pt" fo:font-weight="normal" officeooo:paragraph-rsid="002441e7" style:font-name-asian="思源黑体 CN Regular" style:font-size-asian="11pt" style:font-weight-asian="normal" style:font-size-complex="11pt" style:font-weight-complex="normal"/>
    </style:style>
    <style:style style:name="P16" style:family="paragraph" style:parent-style-name="Standard" style:list-style-name="L3">
      <style:text-properties style:font-name="思源黑体 CN Regular" fo:font-size="11pt" fo:font-weight="normal" officeooo:paragraph-rsid="002f196d" style:font-name-asian="思源黑体 CN Regular" style:font-size-asian="11pt" style:font-weight-asian="normal" style:font-size-complex="11pt" style:font-weight-complex="normal"/>
    </style:style>
    <style:style style:name="P17" style:family="paragraph" style:parent-style-name="Standard" style:list-style-name="L4">
      <style:text-properties style:font-name="思源黑体 CN Regular" fo:font-size="11pt" fo:font-weight="normal" officeooo:paragraph-rsid="0010b709" style:font-name-asian="思源黑体 CN Regular" style:font-size-asian="11pt" style:font-weight-asian="normal" style:font-size-complex="11pt" style:font-weight-complex="normal"/>
    </style:style>
    <style:style style:name="P18" style:family="paragraph" style:parent-style-name="Standard" style:list-style-name="L4">
      <style:text-properties style:font-name="思源黑体 CN Regular" fo:font-size="11pt" fo:font-weight="normal" officeooo:paragraph-rsid="00141c4b" style:font-name-asian="思源黑体 CN Regular" style:font-size-asian="11pt" style:font-weight-asian="normal" style:font-size-complex="11pt" style:font-weight-complex="normal"/>
    </style:style>
    <style:style style:name="P19" style:family="paragraph" style:parent-style-name="Standard" style:list-style-name="L5">
      <style:text-properties style:font-name="思源黑体 CN Regular" fo:font-size="11pt" fo:font-weight="normal" officeooo:paragraph-rsid="0001642e" style:font-name-asian="思源黑体 CN Regular" style:font-size-asian="11pt" style:font-weight-asian="normal" style:font-size-complex="11pt" style:font-weight-complex="normal"/>
    </style:style>
    <style:style style:name="P20" style:family="paragraph" style:parent-style-name="Standard" style:list-style-name="L6">
      <style:text-properties style:font-name="思源黑体 CN Regular" fo:font-size="11pt" fo:font-weight="normal" officeooo:paragraph-rsid="00047b02" style:font-name-asian="思源黑体 CN Regular" style:font-size-asian="11pt" style:font-weight-asian="normal" style:font-size-complex="11pt" style:font-weight-complex="normal"/>
    </style:style>
    <style:style style:name="P21" style:family="paragraph" style:parent-style-name="Standard" style:list-style-name="L6">
      <style:text-properties style:font-name="思源黑体 CN Regular" fo:font-size="11pt" fo:font-weight="normal" officeooo:paragraph-rsid="002441e7" style:font-name-asian="思源黑体 CN Regular" style:font-size-asian="11pt" style:font-weight-asian="normal" style:font-size-complex="11pt" style:font-weight-complex="normal"/>
    </style:style>
    <style:style style:name="P22" style:family="paragraph" style:parent-style-name="Standard" style:list-style-name="L6">
      <style:text-properties style:font-name="思源黑体 CN Regular" fo:font-size="11pt" fo:font-weight="normal" officeooo:paragraph-rsid="002f196d" style:font-name-asian="思源黑体 CN Regular" style:font-size-asian="11pt" style:font-weight-asian="normal" style:font-size-complex="11pt" style:font-weight-complex="normal"/>
    </style:style>
    <style:style style:name="P23" style:family="paragraph" style:parent-style-name="Standard" style:list-style-name="L7">
      <style:text-properties style:font-name="思源黑体 CN Regular" fo:font-size="11pt" fo:font-weight="normal" officeooo:paragraph-rsid="00062206" style:font-name-asian="思源黑体 CN Regular" style:font-size-asian="11pt" style:font-weight-asian="normal" style:font-size-complex="11pt" style:font-weight-complex="normal"/>
    </style:style>
    <style:style style:name="P24" style:family="paragraph" style:parent-style-name="Standard" style:list-style-name="L7">
      <style:text-properties style:font-name="思源黑体 CN Regular" fo:font-size="11pt" fo:font-weight="normal" officeooo:paragraph-rsid="002441e7" style:font-name-asian="思源黑体 CN Regular" style:font-size-asian="11pt" style:font-weight-asian="normal" style:font-size-complex="11pt" style:font-weight-complex="normal"/>
    </style:style>
    <style:style style:name="P25" style:family="paragraph" style:parent-style-name="Standard" style:list-style-name="L7">
      <style:text-properties style:font-name="思源黑体 CN Regular" fo:font-size="11pt" fo:font-weight="normal" officeooo:paragraph-rsid="002f196d" style:font-name-asian="思源黑体 CN Regular" style:font-size-asian="11pt" style:font-weight-asian="normal" style:font-size-complex="11pt" style:font-weight-complex="normal"/>
    </style:style>
    <style:style style:name="P26" style:family="paragraph" style:parent-style-name="Standard" style:list-style-name="L8">
      <style:text-properties style:font-name="思源黑体 CN Regular" fo:font-size="11pt" fo:font-weight="normal" officeooo:paragraph-rsid="00141c4b" style:font-name-asian="思源黑体 CN Regular" style:font-size-asian="11pt" style:font-weight-asian="normal" style:font-size-complex="11pt" style:font-weight-complex="normal"/>
    </style:style>
    <style:style style:name="P27" style:family="paragraph" style:parent-style-name="Standard" style:list-style-name="L9">
      <style:text-properties style:font-name="思源黑体 CN Regular" fo:font-size="11pt" fo:font-weight="normal" officeooo:paragraph-rsid="0006c480" style:font-name-asian="思源黑体 CN Regular" style:font-size-asian="11pt" style:font-weight-asian="normal" style:font-size-complex="11pt" style:font-weight-complex="normal"/>
    </style:style>
    <style:style style:name="P28" style:family="paragraph" style:parent-style-name="Standard" style:list-style-name="L10">
      <style:text-properties style:font-name="思源黑体 CN Regular" fo:font-size="11pt" fo:font-weight="normal" officeooo:paragraph-rsid="0006c480" style:font-name-asian="思源黑体 CN Regular" style:font-size-asian="11pt" style:font-weight-asian="normal" style:font-size-complex="11pt" style:font-weight-complex="normal"/>
    </style:style>
    <style:style style:name="P29" style:family="paragraph" style:parent-style-name="Standard" style:list-style-name="L10">
      <style:text-properties style:font-name="思源黑体 CN Regular" fo:font-size="11pt" fo:font-weight="normal" officeooo:paragraph-rsid="002441e7" style:font-name-asian="思源黑体 CN Regular" style:font-size-asian="11pt" style:font-weight-asian="normal" style:font-size-complex="11pt" style:font-weight-complex="normal"/>
    </style:style>
    <style:style style:name="P30" style:family="paragraph" style:parent-style-name="Standard" style:list-style-name="L10">
      <style:text-properties style:font-name="思源黑体 CN Regular" fo:font-size="11pt" fo:font-weight="normal" officeooo:paragraph-rsid="002f196d" style:font-name-asian="思源黑体 CN Regular" style:font-size-asian="11pt" style:font-weight-asian="normal" style:font-size-complex="11pt" style:font-weight-complex="normal"/>
    </style:style>
    <style:style style:name="P31" style:family="paragraph" style:parent-style-name="Standard" style:list-style-name="L11">
      <style:text-properties style:font-name="思源黑体 CN Regular" fo:font-size="11pt" fo:font-weight="normal" officeooo:paragraph-rsid="0006c480" style:font-name-asian="思源黑体 CN Regular" style:font-size-asian="11pt" style:font-weight-asian="normal" style:font-size-complex="11pt" style:font-weight-complex="normal"/>
    </style:style>
    <style:style style:name="P32" style:family="paragraph" style:parent-style-name="Standard" style:list-style-name="L11">
      <style:text-properties style:font-name="思源黑体 CN Regular" fo:font-size="11pt" fo:font-weight="normal" officeooo:paragraph-rsid="002441e7" style:font-name-asian="思源黑体 CN Regular" style:font-size-asian="11pt" style:font-weight-asian="normal" style:font-size-complex="11pt" style:font-weight-complex="normal"/>
    </style:style>
    <style:style style:name="P33" style:family="paragraph" style:parent-style-name="Standard" style:list-style-name="L11">
      <style:text-properties style:font-name="思源黑体 CN Regular" fo:font-size="11pt" fo:font-weight="normal" officeooo:paragraph-rsid="002f196d" style:font-name-asian="思源黑体 CN Regular" style:font-size-asian="11pt" style:font-weight-asian="normal" style:font-size-complex="11pt" style:font-weight-complex="normal"/>
    </style:style>
    <style:style style:name="P34" style:family="paragraph" style:parent-style-name="Standard" style:list-style-name="L12">
      <style:text-properties style:font-name="思源黑体 CN Regular" fo:font-size="11pt" fo:font-weight="normal" officeooo:paragraph-rsid="00141c4b" style:font-name-asian="思源黑体 CN Regular" style:font-size-asian="11pt" style:font-weight-asian="normal" style:font-size-complex="11pt" style:font-weight-complex="normal"/>
    </style:style>
    <style:style style:name="P35" style:family="paragraph" style:parent-style-name="Standard" style:list-style-name="L13">
      <style:text-properties style:font-name="思源黑体 CN Regular" fo:font-size="11pt" fo:font-weight="normal" officeooo:paragraph-rsid="0006c480" style:font-name-asian="思源黑体 CN Regular" style:font-size-asian="11pt" style:font-weight-asian="normal" style:font-size-complex="11pt" style:font-weight-complex="normal"/>
    </style:style>
    <style:style style:name="P36" style:family="paragraph" style:parent-style-name="Standard" style:list-style-name="L14">
      <style:text-properties style:font-name="思源黑体 CN Regular" fo:font-size="11pt" fo:font-weight="normal" officeooo:paragraph-rsid="0006c480" style:font-name-asian="思源黑体 CN Regular" style:font-size-asian="11pt" style:font-weight-asian="normal" style:font-size-complex="11pt" style:font-weight-complex="normal"/>
    </style:style>
    <style:style style:name="P37" style:family="paragraph" style:parent-style-name="Standard" style:list-style-name="L14">
      <style:text-properties style:font-name="思源黑体 CN Regular" fo:font-size="11pt" fo:font-weight="normal" officeooo:paragraph-rsid="002441e7" style:font-name-asian="思源黑体 CN Regular" style:font-size-asian="11pt" style:font-weight-asian="normal" style:font-size-complex="11pt" style:font-weight-complex="normal"/>
    </style:style>
    <style:style style:name="P38" style:family="paragraph" style:parent-style-name="Standard" style:list-style-name="L14">
      <style:text-properties style:font-name="思源黑体 CN Regular" fo:font-size="11pt" fo:font-weight="normal" officeooo:paragraph-rsid="002f196d" style:font-name-asian="思源黑体 CN Regular" style:font-size-asian="11pt" style:font-weight-asian="normal" style:font-size-complex="11pt" style:font-weight-complex="normal"/>
    </style:style>
    <style:style style:name="P39" style:family="paragraph" style:parent-style-name="Standard" style:list-style-name="L15">
      <style:text-properties style:font-name="思源黑体 CN Regular" fo:font-size="11pt" fo:font-weight="normal" officeooo:paragraph-rsid="0006c480" style:font-name-asian="思源黑体 CN Regular" style:font-size-asian="11pt" style:font-weight-asian="normal" style:font-size-complex="11pt" style:font-weight-complex="normal"/>
    </style:style>
    <style:style style:name="P40" style:family="paragraph" style:parent-style-name="Standard" style:list-style-name="L15">
      <style:text-properties style:font-name="思源黑体 CN Regular" fo:font-size="11pt" fo:font-weight="normal" officeooo:paragraph-rsid="002441e7" style:font-name-asian="思源黑体 CN Regular" style:font-size-asian="11pt" style:font-weight-asian="normal" style:font-size-complex="11pt" style:font-weight-complex="normal"/>
    </style:style>
    <style:style style:name="P41" style:family="paragraph" style:parent-style-name="Standard" style:list-style-name="L15">
      <style:text-properties style:font-name="思源黑体 CN Regular" fo:font-size="11pt" fo:font-weight="normal" officeooo:paragraph-rsid="002f196d" style:font-name-asian="思源黑体 CN Regular" style:font-size-asian="11pt" style:font-weight-asian="normal" style:font-size-complex="11pt" style:font-weight-complex="normal"/>
    </style:style>
    <style:style style:name="P42" style:family="paragraph" style:parent-style-name="Standard" style:list-style-name="L16">
      <style:text-properties style:font-name="思源黑体 CN Regular" fo:font-size="11pt" fo:font-weight="normal" officeooo:paragraph-rsid="00141c4b" style:font-name-asian="思源黑体 CN Regular" style:font-size-asian="11pt" style:font-weight-asian="normal" style:font-size-complex="11pt" style:font-weight-complex="normal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00fb4e"/>
    </style:style>
    <style:style style:name="T4" style:family="text">
      <style:text-properties officeooo:rsid="0001642e"/>
    </style:style>
    <style:style style:name="T5" style:family="text">
      <style:text-properties officeooo:rsid="00047b02"/>
    </style:style>
    <style:style style:name="T6" style:family="text">
      <style:text-properties officeooo:rsid="00062206"/>
    </style:style>
    <style:style style:name="T7" style:family="text">
      <style:text-properties officeooo:rsid="0006c480"/>
    </style:style>
    <style:style style:name="T8" style:family="text">
      <style:text-properties officeooo:rsid="00141c4b"/>
    </style:style>
    <style:style style:name="T9" style:family="text">
      <style:text-properties officeooo:rsid="0020bdf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>模块名:<text:bookmark-start text:name="__DdeLink__1237_67173051"/>各地区工作进度汇总<text:bookmark-end text:name="__DdeLink__1237_67173051"/></text:p>
      <text:p text:style-name="P1"><text:tab/>导航<text:span text:style-name="T2">下拉名_1:参考指标</text:span></text:p>
      <text:p text:style-name="P1"><text:tab/><text:tab/>导航<text:span text:style-name="T2">名_1:参考指标</text:span></text:p>
      <text:p text:style-name="P1"><text:tab/><text:tab/><text:tab/>功能名_<text:span text:style-name="T1">1:列表 功能类型:网格</text:span></text:p>
      <text:list xml:id="list7196088665144140942" text:style-name="L1">
        <text:list-item>
          <text:p text:style-name="P10"><text:bookmark-start text:name="__DdeLink__368_67173051"/>字段名:地区</text:p>
        </text:list-item>
        <text:list-item>
          <text:p text:style-name="P10">字段名:类别</text:p>
        </text:list-item>
        <text:list-item>
          <text:p text:style-name="P10">字段名:节点</text:p>
        </text:list-item>
        <text:list-item>
          <text:p text:style-name="P10">字段名:年份</text:p>
        </text:list-item>
        <text:list-item>
          <text:p text:style-name="P10">字段名:月份</text:p>
        </text:list-item>
        <text:list-item>
          <text:p text:style-name="P10">字段名:计划每月任务量</text:p>
        </text:list-item>
        <text:list-item>
          <text:p text:style-name="P10">字段名:计划每月人工</text:p>
        </text:list-item>
        <text:list-item>
          <text:p text:style-name="P10">字段名:每周任务量</text:p>
        </text:list-item>
        <text:list-item>
          <text:p text:style-name="P10">字段名:每周人工</text:p>
        </text:list-item>
        <text:list-item>
          <text:p text:style-name="P10">字段名:每天任务量</text:p>
        </text:list-item>
        <text:list-item>
          <text:p text:style-name="P10">字段名:每天人工<text:bookmark-end text:name="__DdeLink__368_67173051"/></text:p>
        </text:list-item>
      </text:list>
      <text:p text:style-name="P1"><text:tab/><text:tab/><text:tab/>功能名_<text:span text:style-name="T3">2:添加 功能类型:编辑</text:span></text:p>
      <text:list xml:id="list1780566020374047508" text:style-name="L2">
        <text:list-item>
          <text:p text:style-name="P11"><text:bookmark-start text:name="__DdeLink__370_67173051"/>字段名:地区 字段类型:单选<text:bookmark-start text:name="__DdeLink__2746_1516990538"/>可填<text:bookmark-end text:name="__DdeLink__2746_1516990538"/>框 必填</text:p>
        </text:list-item>
        <text:list-item>
          <text:p text:style-name="P11">字段名:类别 字段类型:单选框 必填<text:span text:style-name="T9">(有效成本,无效成本)</text:span></text:p>
        </text:list-item>
        <text:list-item>
          <text:p text:style-name="P11">字段名:节点 字段类型:单选框 必填</text:p>
        </text:list-item>
        <text:list-item>
          <text:p text:style-name="P11">字段名:年份 字段类型:单选框 必填</text:p>
        </text:list-item>
        <text:list-item>
          <text:p text:style-name="P11">字段名:月份 字段类型:单选框 必填</text:p>
        </text:list-item>
        <text:list-item>
          <text:p text:style-name="P11">字段名:计划每月任务量 字段类型:数字框 必填</text:p>
        </text:list-item>
        <text:list-item>
          <text:p text:style-name="P11">字段名:计划每月人工 字段类型:数字框 必填<text:bookmark-end text:name="__DdeLink__370_67173051"/></text:p>
        </text:list-item>
      </text:list>
      <text:p text:style-name="P2"><text:tab/><text:tab/><text:tab/>功能名_<text:span text:style-name="T4">3:编辑 功能类型:编辑</text:span></text:p>
      <text:list xml:id="list7603140968081240696" text:style-name="L3">
        <text:list-item>
          <text:p text:style-name="P16">字段名:地区 字段类型:单选可填框 必填</text:p>
        </text:list-item>
        <text:list-item>
          <text:p text:style-name="P15">字段名:类别 字段类型:单选框 必填 <text:span text:style-name="T9">(有效成本,无效成本)</text:span></text:p>
        </text:list-item>
        <text:list-item>
          <text:p text:style-name="P14">字段名:节点 字段类型:单选框 必填</text:p>
        </text:list-item>
        <text:list-item>
          <text:p text:style-name="P14">字段名:年份 字段类型:单选框 必填</text:p>
        </text:list-item>
        <text:list-item>
          <text:p text:style-name="P14">字段名:月份 字段类型:单选框 必填</text:p>
        </text:list-item>
        <text:list-item>
          <text:p text:style-name="P14">字段名:计划每月任务量 字段类型:数字框 必填</text:p>
        </text:list-item>
        <text:list-item>
          <text:p text:style-name="P14">字段名:计划每月人工 字段类型:数字框 必填</text:p>
        </text:list-item>
      </text:list>
      <text:p text:style-name="P7"><text:tab/><text:tab/><text:tab/>功能名_<text:span text:style-name="T4">4:删除 功能类型:编辑</text:span></text:p>
      <text:p text:style-name="P7"><text:tab/><text:tab/>导航名_<text:span text:style-name="T4">2:日指标 <text:s/></text:span></text:p>
      <text:p text:style-name="P3"><text:tab/><text:tab/><text:tab/>功能名_<text:span text:style-name="T4">1:列表 功能类型:网格</text:span></text:p>
      <text:list xml:id="list4570427231650961361" text:style-name="L5">
        <text:list-item>
          <text:p text:style-name="P19"><text:bookmark-start text:name="__DdeLink__373_67173051"/>字段名:地区</text:p>
        </text:list-item>
        <text:list-item>
          <text:p text:style-name="P19">字段名:类别</text:p>
        </text:list-item>
        <text:list-item>
          <text:p text:style-name="P19">字段名:节点</text:p>
        </text:list-item>
        <text:list-item>
          <text:p text:style-name="P19">字段名:日期</text:p>
        </text:list-item>
        <text:list-item>
          <text:p text:style-name="P19">字段名:每天任务量参考指标</text:p>
        </text:list-item>
        <text:list-item>
          <text:p text:style-name="P19">字段名:每天人工参考指标</text:p>
        </text:list-item>
        <text:list-item>
          <text:p text:style-name="P19">字段名:节点标准</text:p>
        </text:list-item>
        <text:list-item>
          <text:p text:style-name="P19">字段名:计划任务数</text:p>
        </text:list-item>
        <text:list-item>
          <text:p text:style-name="P19">字段名:实际完工数</text:p>
        </text:list-item>
        <text:list-item>
          <text:p text:style-name="P19"><text:soft-page-break/>字段名:计划人工</text:p>
        </text:list-item>
        <text:list-item>
          <text:p text:style-name="P19">字段名:实际人工<text:bookmark-end text:name="__DdeLink__373_67173051"/></text:p>
        </text:list-item>
        <text:list-item>
          <text:p text:style-name="P19">字段名:计划任务量人工指标</text:p>
        </text:list-item>
        <text:list-item>
          <text:p text:style-name="P19">字段名:计划任务量人工预警</text:p>
        </text:list-item>
        <text:list-item>
          <text:p text:style-name="P19">字段名:计划人工完工任务量指标</text:p>
        </text:list-item>
        <text:list-item>
          <text:p text:style-name="P19">字段名:计划人工完工任务量指标预警</text:p>
        </text:list-item>
        <text:list-item>
          <text:p text:style-name="P19">字段名:实际完工任务量人工指标</text:p>
        </text:list-item>
        <text:list-item>
          <text:p text:style-name="P19">字段名:实际完工任务量人工指标预警</text:p>
        </text:list-item>
        <text:list-item>
          <text:p text:style-name="P19">字段名:实际人工完工任务量指标</text:p>
        </text:list-item>
        <text:list-item>
          <text:p text:style-name="P19">字段名:实际人工完工任务量指标预警</text:p>
        </text:list-item>
        <text:list-item>
          <text:p text:style-name="P19">字段名:未完成任务量</text:p>
        </text:list-item>
        <text:list-item>
          <text:p text:style-name="P19">字段名:实际人工效率</text:p>
        </text:list-item>
        <text:list-item>
          <text:p text:style-name="P19">字段名:效率差</text:p>
        </text:list-item>
      </text:list>
      <text:p text:style-name="P3"><text:tab/><text:tab/><text:tab/>功能名_<text:span text:style-name="T5">2:添加 功能类型:编辑</text:span></text:p>
      <text:list xml:id="list6814443501867644386" text:style-name="L6">
        <text:list-item>
          <text:p text:style-name="P22"><text:bookmark-start text:name="__DdeLink__375_67173051"/>字段名:地区 字段类型:单选可填框 必填</text:p>
        </text:list-item>
        <text:list-item>
          <text:p text:style-name="P21">字段名:类别 字段类型:单选框 必填 <text:span text:style-name="T9">(有效成本,无效成本)</text:span></text:p>
        </text:list-item>
        <text:list-item>
          <text:p text:style-name="P20">字段名:节点 字段类型:单选框 必填</text:p>
        </text:list-item>
        <text:list-item>
          <text:p text:style-name="P20">字段名:日期 字段类型:日期框 必填</text:p>
        </text:list-item>
        <text:list-item>
          <text:p text:style-name="P20">字段名:计划任务数 字段类型:数字框 必填</text:p>
        </text:list-item>
        <text:list-item>
          <text:p text:style-name="P20">字段名:实际完工数 字段类型:数字框 必填</text:p>
        </text:list-item>
        <text:list-item>
          <text:p text:style-name="P20">字段名:计划人工 字段类型:数字框 必填</text:p>
        </text:list-item>
        <text:list-item>
          <text:p text:style-name="P20">字段名:实际人工 字段类型:数字框 必填<text:bookmark-end text:name="__DdeLink__375_67173051"/></text:p>
        </text:list-item>
      </text:list>
      <text:p text:style-name="P4"><text:tab/><text:tab/><text:tab/>功能名_<text:span text:style-name="T6">3:编辑 功能类型:编辑</text:span></text:p>
      <text:list xml:id="list8539639794473660842" text:style-name="L7">
        <text:list-item>
          <text:p text:style-name="P25">字段名:地区 字段类型:单选可填框 必填</text:p>
        </text:list-item>
        <text:list-item>
          <text:p text:style-name="P24">字段名:类别 字段类型:单选框 必填 <text:span text:style-name="T9">(有效成本,无效成本)</text:span></text:p>
        </text:list-item>
        <text:list-item>
          <text:p text:style-name="P23">字段名:科目 字段类型:单选框 必填</text:p>
        </text:list-item>
        <text:list-item>
          <text:p text:style-name="P23">字段名:节点 字段类型:单选框 必填</text:p>
        </text:list-item>
        <text:list-item>
          <text:p text:style-name="P23">字段名:日期 字段类型:日期框 必填</text:p>
        </text:list-item>
        <text:list-item>
          <text:p text:style-name="P23">字段名:计划任务数 字段类型:数字框 必填</text:p>
        </text:list-item>
        <text:list-item>
          <text:p text:style-name="P23">字段名:实际完工数 字段类型:数字框 必填</text:p>
        </text:list-item>
        <text:list-item>
          <text:p text:style-name="P23">字段名:计划人工 字段类型:数字框 必填</text:p>
        </text:list-item>
        <text:list-item>
          <text:p text:style-name="P23">字段名:实际人工 字段类型:数字框 必填</text:p>
        </text:list-item>
      </text:list>
      <text:p text:style-name="P5"><text:tab/><text:tab/><text:tab/>功能名_<text:span text:style-name="T6">4:删除 功能类型:编辑</text:span><text:bookmark-start text:name="__DdeLink__1718_67173051"/></text:p>
      <text:p text:style-name="P5"><text:tab/><text:tab/><text:tab/>功能名_<text:span text:style-name="T8">5:编辑标准 功能类型:编辑</text:span></text:p>
      <text:list xml:id="list8880755427244342047" text:style-name="L8">
        <text:list-item>
          <text:p text:style-name="P26">字段名:节点标准 字段类型:数字框 必填<text:bookmark-end text:name="__DdeLink__1718_67173051"/></text:p>
        </text:list-item>
      </text:list>
      <text:p text:style-name="P5"><text:tab/><text:tab/>导航名_<text:span text:style-name="T7">3:周指标</text:span></text:p>
      <text:p text:style-name="P5"><text:tab/><text:tab/><text:tab/>功能名_<text:span text:style-name="T7">1:列表 功能类型:网格</text:span></text:p>
      <text:list xml:id="list4888195010173010523" text:style-name="L9">
        <text:list-item>
          <text:p text:style-name="P27"><text:bookmark-start text:name="__DdeLink__373_671730511"/>字段名:地区</text:p>
        </text:list-item>
        <text:list-item>
          <text:p text:style-name="P27">字段名:类别</text:p>
        </text:list-item>
        <text:list-item>
          <text:p text:style-name="P27">字段名:节点</text:p>
        </text:list-item>
        <text:list-item>
          <text:p text:style-name="P27">字段名:年份</text:p>
        </text:list-item>
        <text:list-item>
          <text:p text:style-name="P27">字段名:月份</text:p>
        </text:list-item>
        <text:list-item>
          <text:p text:style-name="P27">字段名:周期</text:p>
        </text:list-item>
        <text:list-item>
          <text:p text:style-name="P27">字段名:每周任务量参考指标</text:p>
        </text:list-item>
        <text:list-item>
          <text:p text:style-name="P27"><text:soft-page-break/>字段名:每周人工参考指标</text:p>
        </text:list-item>
        <text:list-item>
          <text:p text:style-name="P27">字段名:节点标准</text:p>
        </text:list-item>
        <text:list-item>
          <text:p text:style-name="P27">字段名:计划任务数</text:p>
        </text:list-item>
        <text:list-item>
          <text:p text:style-name="P27">字段名:实际完工数</text:p>
        </text:list-item>
        <text:list-item>
          <text:p text:style-name="P27">字段名:计划人工</text:p>
        </text:list-item>
        <text:list-item>
          <text:p text:style-name="P27">字段名:实际人工<text:bookmark-end text:name="__DdeLink__373_671730511"/></text:p>
        </text:list-item>
        <text:list-item>
          <text:p text:style-name="P27">字段名:计划任务量人工指标</text:p>
        </text:list-item>
        <text:list-item>
          <text:p text:style-name="P27">字段名:计划任务量人工预警</text:p>
        </text:list-item>
        <text:list-item>
          <text:p text:style-name="P27">字段名:计划人工完工任务量指标</text:p>
        </text:list-item>
        <text:list-item>
          <text:p text:style-name="P27">字段名:计划人工完工任务量指标预警</text:p>
        </text:list-item>
        <text:list-item>
          <text:p text:style-name="P27">字段名:实际完工任务量人工指标</text:p>
        </text:list-item>
        <text:list-item>
          <text:p text:style-name="P27">字段名:实际完工任务量人工指标预警</text:p>
        </text:list-item>
        <text:list-item>
          <text:p text:style-name="P27">字段名:实际人工完工任务量指标</text:p>
        </text:list-item>
        <text:list-item>
          <text:p text:style-name="P27">字段名:实际人工完工任务量指标预警</text:p>
        </text:list-item>
        <text:list-item>
          <text:p text:style-name="P27">字段名:未完成任务量</text:p>
        </text:list-item>
        <text:list-item>
          <text:p text:style-name="P27">字段名:实际人工效率</text:p>
        </text:list-item>
        <text:list-item>
          <text:p text:style-name="P27">字段名:效率差</text:p>
        </text:list-item>
      </text:list>
      <text:p text:style-name="P6"><text:tab/><text:tab/><text:tab/>功能名_<text:span text:style-name="T5">2:添加 功能类型:编辑</text:span></text:p>
      <text:list xml:id="list7117356443910148766" text:style-name="L10">
        <text:list-item>
          <text:p text:style-name="P30"><text:bookmark-start text:name="__DdeLink__375_671730511"/>字段名:地区 字段类型:单选可填框 必填</text:p>
        </text:list-item>
        <text:list-item>
          <text:p text:style-name="P29">字段名:类别 字段类型:单选框 必填 <text:span text:style-name="T9">(有效成本,无效成本)</text:span></text:p>
        </text:list-item>
        <text:list-item>
          <text:p text:style-name="P28">字段名:节点 字段类型:单选框 必填</text:p>
        </text:list-item>
        <text:list-item>
          <text:p text:style-name="P28">字段名:年份 字段类型:单选框 必填</text:p>
        </text:list-item>
        <text:list-item>
          <text:p text:style-name="P28">字段名:月份 字段类型:单选框 必填</text:p>
        </text:list-item>
        <text:list-item>
          <text:p text:style-name="P28">字段名:周期 字段类型:单选框 必填</text:p>
        </text:list-item>
        <text:list-item>
          <text:p text:style-name="P28">字段名:计划任务数 字段类型:数字框 必填</text:p>
        </text:list-item>
        <text:list-item>
          <text:p text:style-name="P28">字段名:实际完工数 字段类型:数字框 必填</text:p>
        </text:list-item>
        <text:list-item>
          <text:p text:style-name="P28">字段名:计划人工 字段类型:数字框 必填</text:p>
        </text:list-item>
        <text:list-item>
          <text:p text:style-name="P28">字段名:实际人工 字段类型:数字框 必填<text:bookmark-end text:name="__DdeLink__375_671730511"/></text:p>
        </text:list-item>
      </text:list>
      <text:p text:style-name="P6"><text:tab/><text:tab/><text:tab/>功能名_<text:span text:style-name="T6">3:编辑 功能类型:编辑</text:span></text:p>
      <text:list xml:id="list1324908375036579201" text:style-name="L11">
        <text:list-item>
          <text:p text:style-name="P33">字段名:地区 字段类型:单选可填框 必填</text:p>
        </text:list-item>
        <text:list-item>
          <text:p text:style-name="P32">字段名:类别 字段类型:单选框 必填 <text:span text:style-name="T9">(有效成本,无效成本)</text:span></text:p>
        </text:list-item>
        <text:list-item>
          <text:p text:style-name="P31">字段名:节点 字段类型:单选框 必填</text:p>
        </text:list-item>
        <text:list-item>
          <text:p text:style-name="P31">字段名:年份 字段类型:单选框 必填</text:p>
        </text:list-item>
        <text:list-item>
          <text:p text:style-name="P31">字段名:月份 字段类型:单选框 必填</text:p>
        </text:list-item>
        <text:list-item>
          <text:p text:style-name="P31">字段名:周期 字段类型:单选框 必填</text:p>
        </text:list-item>
        <text:list-item>
          <text:p text:style-name="P31">字段名:计划任务数 字段类型:数字框 必填</text:p>
        </text:list-item>
        <text:list-item>
          <text:p text:style-name="P31">字段名:实际完工数 字段类型:数字框 必填</text:p>
        </text:list-item>
        <text:list-item>
          <text:p text:style-name="P31">字段名:计划人工 字段类型:数字框 必填</text:p>
        </text:list-item>
        <text:list-item>
          <text:p text:style-name="P31">字段名:实际人工 字段类型:数字框 必填</text:p>
        </text:list-item>
      </text:list>
      <text:p text:style-name="P8"><text:tab/><text:tab/><text:tab/>功能名_<text:span text:style-name="T6">4:删除 功能类型:编辑</text:span></text:p>
      <text:p text:style-name="P8"><text:tab/><text:tab/><text:tab/>功能名_<text:span text:style-name="T8">5:编辑标准 功能类型:编辑</text:span></text:p>
      <text:list xml:id="list5709067303569086995" text:style-name="L12">
        <text:list-item>
          <text:p text:style-name="P34">字段名:节点标准 字段类型:数字框 必填</text:p>
        </text:list-item>
      </text:list>
      <text:p text:style-name="P6"><text:tab/><text:tab/>导航名_<text:span text:style-name="T7">3:月指标</text:span></text:p>
      <text:p text:style-name="P6"><text:tab/><text:tab/><text:tab/>功能名_<text:span text:style-name="T7">1:列表 功能类型:网格</text:span></text:p>
      <text:list xml:id="list7632172532552833341" text:style-name="L13">
        <text:list-item>
          <text:p text:style-name="P35"><text:bookmark-start text:name="__DdeLink__373_6717305111"/><text:soft-page-break/>字段名:地区</text:p>
        </text:list-item>
        <text:list-item>
          <text:p text:style-name="P35">字段名:类别</text:p>
        </text:list-item>
        <text:list-item>
          <text:p text:style-name="P35">字段名:节点</text:p>
        </text:list-item>
        <text:list-item>
          <text:p text:style-name="P35">字段名:年份</text:p>
        </text:list-item>
        <text:list-item>
          <text:p text:style-name="P35">字段名:月份</text:p>
        </text:list-item>
        <text:list-item>
          <text:p text:style-name="P35">字段名:每月任务量参考指标</text:p>
        </text:list-item>
        <text:list-item>
          <text:p text:style-name="P35">字段名:每月人工参考指标</text:p>
        </text:list-item>
        <text:list-item>
          <text:p text:style-name="P35">字段名:节点标准</text:p>
        </text:list-item>
        <text:list-item>
          <text:p text:style-name="P35">字段名:计划任务数</text:p>
        </text:list-item>
        <text:list-item>
          <text:p text:style-name="P35">字段名:实际完工数</text:p>
        </text:list-item>
        <text:list-item>
          <text:p text:style-name="P35">字段名:计划人工</text:p>
        </text:list-item>
        <text:list-item>
          <text:p text:style-name="P35">字段名:实际人工<text:bookmark-end text:name="__DdeLink__373_6717305111"/></text:p>
        </text:list-item>
        <text:list-item>
          <text:p text:style-name="P35">字段名:计划任务量人工指标</text:p>
        </text:list-item>
        <text:list-item>
          <text:p text:style-name="P35">字段名:计划任务量人工预警</text:p>
        </text:list-item>
        <text:list-item>
          <text:p text:style-name="P35">字段名:计划人工完工任务量指标</text:p>
        </text:list-item>
        <text:list-item>
          <text:p text:style-name="P35">字段名:计划人工完工任务量指标预警</text:p>
        </text:list-item>
        <text:list-item>
          <text:p text:style-name="P35">字段名:实际完工任务量人工指标</text:p>
        </text:list-item>
        <text:list-item>
          <text:p text:style-name="P35">字段名:实际完工任务量人工指标预警</text:p>
        </text:list-item>
        <text:list-item>
          <text:p text:style-name="P35">字段名:实际人工完工任务量指标</text:p>
        </text:list-item>
        <text:list-item>
          <text:p text:style-name="P35">字段名:实际人工完工任务量指标预警</text:p>
        </text:list-item>
        <text:list-item>
          <text:p text:style-name="P35">字段名:未完成任务量</text:p>
        </text:list-item>
        <text:list-item>
          <text:p text:style-name="P35">字段名:实际人工效率</text:p>
        </text:list-item>
        <text:list-item>
          <text:p text:style-name="P35">字段名:效率差</text:p>
        </text:list-item>
      </text:list>
      <text:p text:style-name="P6"><text:tab/><text:tab/><text:tab/>功能名_<text:span text:style-name="T7">2:添加 功能类型:编辑</text:span></text:p>
      <text:list xml:id="list8003983384675648543" text:style-name="L14">
        <text:list-item>
          <text:p text:style-name="P38">字段名:地区 字段类型:单选可填框 必填</text:p>
        </text:list-item>
        <text:list-item>
          <text:p text:style-name="P37">字段名:类别 字段类型:单选框 必填 <text:span text:style-name="T9">(有效成本,无效成本)</text:span></text:p>
        </text:list-item>
        <text:list-item>
          <text:p text:style-name="P36">字段名:节点 字段类型:单选框 必填</text:p>
        </text:list-item>
        <text:list-item>
          <text:p text:style-name="P36">字段名:年份 字段类型:单选框 必填</text:p>
        </text:list-item>
        <text:list-item>
          <text:p text:style-name="P36">字段名:月份 字段类型:单选框 必填</text:p>
        </text:list-item>
        <text:list-item>
          <text:p text:style-name="P36">字段名:计划任务数 字段类型:数字框 必填</text:p>
        </text:list-item>
        <text:list-item>
          <text:p text:style-name="P36">字段名:实际完工数 字段类型:数字框 必填</text:p>
        </text:list-item>
        <text:list-item>
          <text:p text:style-name="P36">字段名:计划人工 字段类型:数字框 必填</text:p>
        </text:list-item>
        <text:list-item>
          <text:p text:style-name="P36">字段名:实际人工 字段类型:数字框 必填</text:p>
        </text:list-item>
      </text:list>
      <text:p text:style-name="P6"><text:tab/><text:tab/><text:tab/>功能名_<text:span text:style-name="T7">3:编辑 功能类型:编辑</text:span></text:p>
      <text:list xml:id="list7566604094641745750" text:style-name="L15">
        <text:list-item>
          <text:p text:style-name="P41">字段名:地区 字段类型:单选可填框 必填</text:p>
        </text:list-item>
        <text:list-item>
          <text:p text:style-name="P40">字段名:类别 字段类型:单选框 必填 <text:span text:style-name="T9">(有效成本,无效成本)</text:span></text:p>
        </text:list-item>
        <text:list-item>
          <text:p text:style-name="P39">字段名:节点 字段类型:单选框 必填</text:p>
        </text:list-item>
        <text:list-item>
          <text:p text:style-name="P39">字段名:年份 字段类型:单选框 必填</text:p>
        </text:list-item>
        <text:list-item>
          <text:p text:style-name="P39">字段名:月份 字段类型:单选框 必填</text:p>
        </text:list-item>
        <text:list-item>
          <text:p text:style-name="P39">字段名:计划任务数 字段类型:数字框 必填</text:p>
        </text:list-item>
        <text:list-item>
          <text:p text:style-name="P39">字段名:实际完工数 字段类型:数字框 必填</text:p>
        </text:list-item>
        <text:list-item>
          <text:p text:style-name="P39">字段名:计划人工 字段类型:数字框 必填</text:p>
        </text:list-item>
        <text:list-item>
          <text:p text:style-name="P39">字段名:实际人工 字段类型:数字框 必填</text:p>
        </text:list-item>
      </text:list>
      <text:p text:style-name="P8"><text:tab/><text:tab/><text:tab/>功能名_<text:span text:style-name="T7">4:删除 功能类型:编辑</text:span></text:p>
      <text:p text:style-name="P8"><text:soft-page-break/><text:tab/><text:tab/><text:tab/>功能名_<text:span text:style-name="T8">5:编辑标准 功能类型:编辑</text:span></text:p>
      <text:list xml:id="list8683779265359683317" text:style-name="L16">
        <text:list-item>
          <text:p text:style-name="P42">字段名:节点标准 字段类型:数字框 必填</text:p>
        </text:list-item>
      </text:list>
      <text:p text:style-name="P6"><text:tab/><text:tab/><text:tab/></text:p>
      <text:p text:style-name="P6"/>
      <text:p text:style-name="P9">修改:添加权限模块(模块权限,下拉框权限,功能权限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0:44:56.272660101</meta:creation-date>
    <dc:date>2017-07-21T17:47:36.551121779</dc:date>
    <meta:editing-duration>PT2H42M48S</meta:editing-duration>
    <meta:editing-cycles>14</meta:editing-cycles>
    <meta:generator>LibreOffice/5.1.5.2$Linux_X86_64 LibreOffice_project/10$Build-2</meta:generator>
    <meta:document-statistic meta:table-count="0" meta:image-count="0" meta:object-count="0" meta:page-count="5" meta:paragraph-count="180" meta:word-count="2652" meta:character-count="3139" meta:non-whitespace-character-count="2898"/>
  </office:meta>
</office:document-meta>
</file>